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m_su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41.944232720654" calcext:value-type="float">
            <text:p>41.944232720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35.617708947723" calcext:value-type="float">
            <text:p>35.617708947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44.812640180454" calcext:value-type="float">
            <text:p>44.812640180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39.084499979614" calcext:value-type="float">
            <text:p>39.084499979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35.736879900922" calcext:value-type="float">
            <text:p>35.73687990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38.298933949286" calcext:value-type="float">
            <text:p>38.298933949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37.422231860157" calcext:value-type="float">
            <text:p>37.422231860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36.902551013636" calcext:value-type="float">
            <text:p>36.902551013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37.080810479595" calcext:value-type="float">
            <text:p>37.080810479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37.324004239531" calcext:value-type="float">
            <text:p>37.32400423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43.52727942673" calcext:value-type="float">
            <text:p>43.527279426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41.064942088446" calcext:value-type="float">
            <text:p>41.06494208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42.862278967639" calcext:value-type="float">
            <text:p>42.862278967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41.010959096831" calcext:value-type="float">
            <text:p>41.010959096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38.52558666379" calcext:value-type="float">
            <text:p>38.525586663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38.662361289099" calcext:value-type="float">
            <text:p>38.662361289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38.336961462378" calcext:value-type="float">
            <text:p>38.336961462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40.781926565386" calcext:value-type="float">
            <text:p>40.781926565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41.225421576535" calcext:value-type="float">
            <text:p>41.225421576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87" calcext:value-type="float">
            <text:p>12887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39.204364298238" calcext:value-type="float">
            <text:p>39.204364298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351" calcext:value-type="float">
            <text:p>13351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43.734107747651" calcext:value-type="float">
            <text:p>43.734107747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815" calcext:value-type="float">
            <text:p>13815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41.263367808442" calcext:value-type="float">
            <text:p>41.26336780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279" calcext:value-type="float">
            <text:p>14279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38.899505458417" calcext:value-type="float">
            <text:p>38.89950545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743" calcext:value-type="float">
            <text:p>14743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40.826653024749" calcext:value-type="float">
            <text:p>40.826653024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207" calcext:value-type="float">
            <text:p>15207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40.220221639016" calcext:value-type="float">
            <text:p>40.22022163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671" calcext:value-type="float">
            <text:p>15671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41.455287698775" calcext:value-type="float">
            <text:p>41.455287698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135" calcext:value-type="float">
            <text:p>16135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39.810655776426" calcext:value-type="float">
            <text:p>39.81065577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599" calcext:value-type="float">
            <text:p>16599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41.187366057775" calcext:value-type="float">
            <text:p>41.18736605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063" calcext:value-type="float">
            <text:p>17063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40.747563047256" calcext:value-type="float">
            <text:p>40.74756304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545" calcext:value-type="float">
            <text:p>18545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37.471792911863" calcext:value-type="float">
            <text:p>37.471792911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011" calcext:value-type="float">
            <text:p>19011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40.236088502044" calcext:value-type="float">
            <text:p>40.23608850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475" calcext:value-type="float">
            <text:p>19475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39.6865157504" calcext:value-type="float">
            <text:p>39.68651575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39" calcext:value-type="float">
            <text:p>19939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8.778816757423" calcext:value-type="float">
            <text:p>38.778816757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403" calcext:value-type="float">
            <text:p>20403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38.738576215573" calcext:value-type="float">
            <text:p>38.738576215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867" calcext:value-type="float">
            <text:p>20867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36.31677841662" calcext:value-type="float">
            <text:p>36.316778416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331" calcext:value-type="float">
            <text:p>21331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41.347247976057" calcext:value-type="float">
            <text:p>41.347247976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795" calcext:value-type="float">
            <text:p>21795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39.910972653312" calcext:value-type="float">
            <text:p>39.910972653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259" calcext:value-type="float">
            <text:p>22259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43.430634085409" calcext:value-type="float">
            <text:p>43.430634085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723" calcext:value-type="float">
            <text:p>22723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40.207878508756" calcext:value-type="float">
            <text:p>40.207878508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187" calcext:value-type="float">
            <text:p>23187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40.914882803943" calcext:value-type="float">
            <text:p>40.914882803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640" calcext:value-type="float">
            <text:p>25640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42.218374644298" calcext:value-type="float">
            <text:p>42.218374644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865" calcext:value-type="float">
            <text:p>26865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40.134621080396" calcext:value-type="float">
            <text:p>40.13462108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329" calcext:value-type="float">
            <text:p>27329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40.988999017608" calcext:value-type="float">
            <text:p>40.988999017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793" calcext:value-type="float">
            <text:p>27793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41.150981994196" calcext:value-type="float">
            <text:p>41.15098199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257" calcext:value-type="float">
            <text:p>28257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37.717964138641" calcext:value-type="float">
            <text:p>37.717964138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721" calcext:value-type="float">
            <text:p>28721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42.779509434339" calcext:value-type="float">
            <text:p>42.779509434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185" calcext:value-type="float">
            <text:p>29185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40.499226086902" calcext:value-type="float">
            <text:p>40.499226086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649" calcext:value-type="float">
            <text:p>29649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37.513366160702" calcext:value-type="float">
            <text:p>37.513366160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113" calcext:value-type="float">
            <text:p>30113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43.235716044786" calcext:value-type="float">
            <text:p>43.235716044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577" calcext:value-type="float">
            <text:p>30577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42.869644651446" calcext:value-type="float">
            <text:p>42.86964465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041" calcext:value-type="float">
            <text:p>31041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42.086259585715" calcext:value-type="float">
            <text:p>42.086259585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505" calcext:value-type="float">
            <text:p>31505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41.491130283967" calcext:value-type="float">
            <text:p>41.4911302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969" calcext:value-type="float">
            <text:p>31969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43.007458146087" calcext:value-type="float">
            <text:p>43.007458146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433" calcext:value-type="float">
            <text:p>32433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37.498958392694" calcext:value-type="float">
            <text:p>37.49895839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897" calcext:value-type="float">
            <text:p>32897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39.831423250522" calcext:value-type="float">
            <text:p>39.831423250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361" calcext:value-type="float">
            <text:p>33361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38.612023538377" calcext:value-type="float">
            <text:p>38.61202353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825" calcext:value-type="float">
            <text:p>33825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39.895610047338" calcext:value-type="float">
            <text:p>39.89561004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289" calcext:value-type="float">
            <text:p>34289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37.984231080127" calcext:value-type="float">
            <text:p>37.98423108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753" calcext:value-type="float">
            <text:p>34753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43.858523133677" calcext:value-type="float">
            <text:p>43.858523133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269" calcext:value-type="float">
            <text:p>36269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39.966886437334" calcext:value-type="float">
            <text:p>39.96688643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763" calcext:value-type="float">
            <text:p>36763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38.518138452121" calcext:value-type="float">
            <text:p>38.518138452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227" calcext:value-type="float">
            <text:p>37227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42.422077816277" calcext:value-type="float">
            <text:p>42.422077816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691" calcext:value-type="float">
            <text:p>37691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37.195273224441" calcext:value-type="float">
            <text:p>37.195273224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155" calcext:value-type="float">
            <text:p>38155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35.131076332535" calcext:value-type="float">
            <text:p>35.131076332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619" calcext:value-type="float">
            <text:p>38619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41.032525906062" calcext:value-type="float">
            <text:p>41.032525906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83" calcext:value-type="float">
            <text:p>39083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39.499404246168" calcext:value-type="float">
            <text:p>39.499404246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547" calcext:value-type="float">
            <text:p>39547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40.565134668235" calcext:value-type="float">
            <text:p>40.565134668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011" calcext:value-type="float">
            <text:p>40011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37.743617639627" calcext:value-type="float">
            <text:p>37.743617639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475" calcext:value-type="float">
            <text:p>40475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36.708214370075" calcext:value-type="float">
            <text:p>36.70821437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939" calcext:value-type="float">
            <text:p>40939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37.80254536357" calcext:value-type="float">
            <text:p>37.802545363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403" calcext:value-type="float">
            <text:p>41403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40.786190905118" calcext:value-type="float">
            <text:p>40.786190905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867" calcext:value-type="float">
            <text:p>41867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43.748250136552" calcext:value-type="float">
            <text:p>43.748250136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331" calcext:value-type="float">
            <text:p>42331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42.345145845293" calcext:value-type="float">
            <text:p>42.345145845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795" calcext:value-type="float">
            <text:p>42795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41.593569791602" calcext:value-type="float">
            <text:p>41.59356979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259" calcext:value-type="float">
            <text:p>43259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41.697329785328" calcext:value-type="float">
            <text:p>41.697329785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723" calcext:value-type="float">
            <text:p>43723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40.414257269703" calcext:value-type="float">
            <text:p>40.414257269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187" calcext:value-type="float">
            <text:p>44187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43.428521499504" calcext:value-type="float">
            <text:p>43.42852149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651" calcext:value-type="float">
            <text:p>44651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42.779008237255" calcext:value-type="float">
            <text:p>42.779008237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115" calcext:value-type="float">
            <text:p>45115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37.827661663738" calcext:value-type="float">
            <text:p>37.827661663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579" calcext:value-type="float">
            <text:p>45579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40.79059101948" calcext:value-type="float">
            <text:p>40.790591019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043" calcext:value-type="float">
            <text:p>46043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42.924706327406" calcext:value-type="float">
            <text:p>42.924706327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298" calcext:value-type="float">
            <text:p>48298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39.52870354379" calcext:value-type="float">
            <text:p>39.528703543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523" calcext:value-type="float">
            <text:p>49523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39.712270808576" calcext:value-type="float">
            <text:p>39.712270808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87" calcext:value-type="float">
            <text:p>49987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41.994062403931" calcext:value-type="float">
            <text:p>41.994062403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451" calcext:value-type="float">
            <text:p>50451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41.858279653606" calcext:value-type="float">
            <text:p>41.858279653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915" calcext:value-type="float">
            <text:p>50915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38.609808528341" calcext:value-type="float">
            <text:p>38.609808528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379" calcext:value-type="float">
            <text:p>51379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40.086113080911" calcext:value-type="float">
            <text:p>40.08611308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843" calcext:value-type="float">
            <text:p>51843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39.466121565091" calcext:value-type="float">
            <text:p>39.466121565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307" calcext:value-type="float">
            <text:p>52307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40.99474033034" calcext:value-type="float">
            <text:p>40.994740330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829" calcext:value-type="float">
            <text:p>53829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41.610827079386" calcext:value-type="float">
            <text:p>41.610827079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295" calcext:value-type="float">
            <text:p>54295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40.922166231246" calcext:value-type="float">
            <text:p>40.92216623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759" calcext:value-type="float">
            <text:p>54759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41.043850533162" calcext:value-type="float">
            <text:p>41.043850533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223" calcext:value-type="float">
            <text:p>55223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41.537933762238" calcext:value-type="float">
            <text:p>41.53793376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687" calcext:value-type="float">
            <text:p>55687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40.068513401189" calcext:value-type="float">
            <text:p>40.068513401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151" calcext:value-type="float">
            <text:p>56151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39.984747832165" calcext:value-type="float">
            <text:p>39.98474783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615" calcext:value-type="float">
            <text:p>56615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37.927368754801" calcext:value-type="float">
            <text:p>37.927368754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079" calcext:value-type="float">
            <text:p>57079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43.055981212676" calcext:value-type="float">
            <text:p>43.055981212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543" calcext:value-type="float">
            <text:p>57543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41.180435302399" calcext:value-type="float">
            <text:p>41.180435302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007" calcext:value-type="float">
            <text:p>58007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40.091103934058" calcext:value-type="float">
            <text:p>40.09110393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471" calcext:value-type="float">
            <text:p>58471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40.614070626058" calcext:value-type="float">
            <text:p>40.6140706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" meta:object-count="0"/>
    <meta:generator>LibreOffice/5.1.4.2$Linux_X86_64 LibreOffice_project/10m0$Build-2</meta:generator>
  </office:meta>
</office:document-meta>
</file>